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75in"/>
    </style:style>
    <style:style style:name="co2" style:family="table-column">
      <style:table-column-properties fo:break-before="auto" style:column-width="1.5146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rial_12_best_model_batch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average</text:p>
          </table:table-cell>
          <table:table-cell table:style-name="ce1" table:formula="of:=AVERAGE([.B3:.B32])" office:value-type="float" office:value="0.0242985783068783" calcext:value-type="float">
            <text:p>0.0242985783068783</text:p>
          </table:table-cell>
          <table:table-cell table:style-name="ce1" table:formula="of:=AVERAGE([.C3:.C32])" office:value-type="float" office:value="0.952348836263021" calcext:value-type="float">
            <text:p>0.952348836263021</text:p>
          </table:table-cell>
          <table:table-cell table:style-name="ce1" table:formula="of:=AVERAGE([.D3:.D32])" office:value-type="float" office:value="0.177352976722656" calcext:value-type="float">
            <text:p>0.177352976722656</text:p>
          </table:table-cell>
          <table:table-cell table:style-name="ce1" table:formula="of:=AVERAGE([.E3:.E32])" office:value-type="float" office:value="0.0285228558116361" calcext:value-type="float">
            <text:p>0.0285228558116361</text:p>
          </table:table-cell>
          <table:table-cell table:style-name="ce1" table:formula="of:=AVERAGE([.F3:.F32])" office:value-type="float" office:value="0.0456669327608893" calcext:value-type="float">
            <text:p>0.0456669327608893</text:p>
          </table:table-cell>
        </table:table-row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IoU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1">
          <table:table-cell office:value-type="string" calcext:value-type="string">
            <text:p>20023150_patch_14.csv</text:p>
          </table:table-cell>
          <table:table-cell office:value-type="float" office:value="0.0327271185722159" calcext:value-type="float">
            <text:p>0.0327271185722159</text:p>
          </table:table-cell>
          <table:table-cell office:value-type="float" office:value="0.912960052490234" calcext:value-type="float">
            <text:p>0.912960052490234</text:p>
          </table:table-cell>
          <table:table-cell office:value-type="float" office:value="0.246881995522865" calcext:value-type="float">
            <text:p>0.246881995522865</text:p>
          </table:table-cell>
          <table:table-cell office:value-type="float" office:value="0.0363567862861449" calcext:value-type="float">
            <text:p>0.0363567862861449</text:p>
          </table:table-cell>
          <table:table-cell office:value-type="float" office:value="0.0633799926111408" calcext:value-type="float">
            <text:p>0.0633799926111408</text:p>
          </table:table-cell>
        </table:table-row>
        <table:table-row table:style-name="ro1">
          <table:table-cell office:value-type="string" calcext:value-type="string">
            <text:p>20023150_patch_6.csv</text:p>
          </table:table-cell>
          <table:table-cell office:value-type="float" office:value="0.0134803921568627" calcext:value-type="float">
            <text:p>0.0134803921568627</text:p>
          </table:table-cell>
          <table:table-cell office:value-type="float" office:value="0.898662567138672" calcext:value-type="float">
            <text:p>0.898662567138672</text:p>
          </table:table-cell>
          <table:table-cell office:value-type="float" office:value="0.25225851285615" calcext:value-type="float">
            <text:p>0.25225851285615</text:p>
          </table:table-cell>
          <table:table-cell office:value-type="float" office:value="0.0140414668110784" calcext:value-type="float">
            <text:p>0.0140414668110784</text:p>
          </table:table-cell>
          <table:table-cell office:value-type="float" office:value="0.0266021765417171" calcext:value-type="float">
            <text:p>0.0266021765417171</text:p>
          </table:table-cell>
        </table:table-row>
        <table:table-row table:style-name="ro1">
          <table:table-cell office:value-type="string" calcext:value-type="string">
            <text:p>19983102_patch_49.csv</text:p>
          </table:table-cell>
          <table:table-cell office:value-type="float" office:value="0" calcext:value-type="float">
            <text:p>0</text:p>
          </table:table-cell>
          <table:table-cell office:value-type="float" office:value="0.981399536132813" calcext:value-type="float">
            <text:p>0.9813995361328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106.csv</text:p>
          </table:table-cell>
          <table:table-cell office:value-type="float" office:value="0.00276545115441508" calcext:value-type="float">
            <text:p>0.00276545115441508</text:p>
          </table:table-cell>
          <table:table-cell office:value-type="float" office:value="0.940849304199219" calcext:value-type="float">
            <text:p>0.940849304199219</text:p>
          </table:table-cell>
          <table:table-cell office:value-type="float" office:value="0.43" calcext:value-type="float">
            <text:p>0.43</text:p>
          </table:table-cell>
          <table:table-cell office:value-type="float" office:value="0.00277562612961529" calcext:value-type="float">
            <text:p>0.00277562612961529</text:p>
          </table:table-cell>
          <table:table-cell office:value-type="float" office:value="0.00551564905079528" calcext:value-type="float">
            <text:p>0.00551564905079528</text:p>
          </table:table-cell>
        </table:table-row>
        <table:table-row table:style-name="ro1">
          <table:table-cell office:value-type="string" calcext:value-type="string">
            <text:p>19993110_patch_12.csv</text:p>
          </table:table-cell>
          <table:table-cell office:value-type="float" office:value="0.123828481380111" calcext:value-type="float">
            <text:p>0.123828481380111</text:p>
          </table:table-cell>
          <table:table-cell office:value-type="float" office:value="0.959701538085938" calcext:value-type="float">
            <text:p>0.959701538085938</text:p>
          </table:table-cell>
          <table:table-cell office:value-type="float" office:value="0.334453405017921" calcext:value-type="float">
            <text:p>0.334453405017921</text:p>
          </table:table-cell>
          <table:table-cell office:value-type="float" office:value="0.164318732115342" calcext:value-type="float">
            <text:p>0.164318732115342</text:p>
          </table:table-cell>
          <table:table-cell office:value-type="float" office:value="0.220369003690037" calcext:value-type="float">
            <text:p>0.220369003690037</text:p>
          </table:table-cell>
        </table:table-row>
        <table:table-row table:style-name="ro1">
          <table:table-cell office:value-type="string" calcext:value-type="string">
            <text:p>19993132_patch_99.csv</text:p>
          </table:table-cell>
          <table:table-cell office:value-type="float" office:value="0.0950468540829987" calcext:value-type="float">
            <text:p>0.0950468540829987</text:p>
          </table:table-cell>
          <table:table-cell office:value-type="float" office:value="0.912322998046875" calcext:value-type="float">
            <text:p>0.912322998046875</text:p>
          </table:table-cell>
          <table:table-cell office:value-type="float" office:value="0.587920116902094" calcext:value-type="float">
            <text:p>0.587920116902094</text:p>
          </table:table-cell>
          <table:table-cell office:value-type="float" office:value="0.101830760145111" calcext:value-type="float">
            <text:p>0.101830760145111</text:p>
          </table:table-cell>
          <table:table-cell office:value-type="float" office:value="0.17359413202934" calcext:value-type="float">
            <text:p>0.17359413202934</text:p>
          </table:table-cell>
        </table:table-row>
        <table:table-row table:style-name="ro1">
          <table:table-cell office:value-type="string" calcext:value-type="string">
            <text:p>20023150_patch_141.csv</text:p>
          </table:table-cell>
          <table:table-cell office:value-type="float" office:value="0.0392658394110124" calcext:value-type="float">
            <text:p>0.0392658394110124</text:p>
          </table:table-cell>
          <table:table-cell office:value-type="float" office:value="0.893970489501953" calcext:value-type="float">
            <text:p>0.893970489501953</text:p>
          </table:table-cell>
          <table:table-cell office:value-type="float" office:value="0.272291466922339" calcext:value-type="float">
            <text:p>0.272291466922339</text:p>
          </table:table-cell>
          <table:table-cell office:value-type="float" office:value="0.0438694728712107" calcext:value-type="float">
            <text:p>0.0438694728712107</text:p>
          </table:table-cell>
          <table:table-cell office:value-type="float" office:value="0.0755645724548508" calcext:value-type="float">
            <text:p>0.0755645724548508</text:p>
          </table:table-cell>
        </table:table-row>
        <table:table-row table:style-name="ro1">
          <table:table-cell office:value-type="string" calcext:value-type="string">
            <text:p>19993132_patch_62.csv</text:p>
          </table:table-cell>
          <table:table-cell office:value-type="float" office:value="0.0347111937928218" calcext:value-type="float">
            <text:p>0.0347111937928218</text:p>
          </table:table-cell>
          <table:table-cell office:value-type="float" office:value="0.918846130371094" calcext:value-type="float">
            <text:p>0.918846130371094</text:p>
          </table:table-cell>
          <table:table-cell office:value-type="float" office:value="0.347253744893327" calcext:value-type="float">
            <text:p>0.347253744893327</text:p>
          </table:table-cell>
          <table:table-cell office:value-type="float" office:value="0.037134119702927" calcext:value-type="float">
            <text:p>0.037134119702927</text:p>
          </table:table-cell>
          <table:table-cell office:value-type="float" office:value="0.0670934923697597" calcext:value-type="float">
            <text:p>0.0670934923697597</text:p>
          </table:table-cell>
        </table:table-row>
        <table:table-row table:style-name="ro1">
          <table:table-cell office:value-type="string" calcext:value-type="string">
            <text:p>19993109_patch_7.csv</text:p>
          </table:table-cell>
          <table:table-cell office:value-type="float" office:value="0.0240112994350283" calcext:value-type="float">
            <text:p>0.0240112994350283</text:p>
          </table:table-cell>
          <table:table-cell office:value-type="float" office:value="0.992092132568359" calcext:value-type="float">
            <text:p>0.992092132568359</text:p>
          </table:table-cell>
          <table:table-cell office:value-type="float" office:value="0.108510638297872" calcext:value-type="float">
            <text:p>0.108510638297872</text:p>
          </table:table-cell>
          <table:table-cell office:value-type="float" office:value="0.0299120234604106" calcext:value-type="float">
            <text:p>0.0299120234604106</text:p>
          </table:table-cell>
          <table:table-cell office:value-type="float" office:value="0.0468965517241379" calcext:value-type="float">
            <text:p>0.0468965517241379</text:p>
          </table:table-cell>
        </table:table-row>
        <table:table-row table:style-name="ro1">
          <table:table-cell office:value-type="string" calcext:value-type="string">
            <text:p>20023150_patch_148.csv</text:p>
          </table:table-cell>
          <table:table-cell office:value-type="float" office:value="0.0213430504945341" calcext:value-type="float">
            <text:p>0.0213430504945341</text:p>
          </table:table-cell>
          <table:table-cell office:value-type="float" office:value="0.92828369140625" calcext:value-type="float">
            <text:p>0.92828369140625</text:p>
          </table:table-cell>
          <table:table-cell office:value-type="float" office:value="0.266060999351071" calcext:value-type="float">
            <text:p>0.266060999351071</text:p>
          </table:table-cell>
          <table:table-cell office:value-type="float" office:value="0.0226782454781791" calcext:value-type="float">
            <text:p>0.0226782454781791</text:p>
          </table:table-cell>
          <table:table-cell office:value-type="float" office:value="0.0417940876656473" calcext:value-type="float">
            <text:p>0.0417940876656473</text:p>
          </table:table-cell>
        </table:table-row>
        <table:table-row table:style-name="ro1">
          <table:table-cell office:value-type="string" calcext:value-type="string">
            <text:p>19993132_patch_56.csv</text:p>
          </table:table-cell>
          <table:table-cell office:value-type="float" office:value="0" calcext:value-type="float">
            <text:p>0</text:p>
          </table:table-cell>
          <table:table-cell office:value-type="float" office:value="0.994312286376953" calcext:value-type="float">
            <text:p>0.9943122863769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76.csv</text:p>
          </table:table-cell>
          <table:table-cell office:value-type="float" office:value="0.00241248056612877" calcext:value-type="float">
            <text:p>0.00241248056612877</text:p>
          </table:table-cell>
          <table:table-cell office:value-type="float" office:value="0.92901611328125" calcext:value-type="float">
            <text:p>0.92901611328125</text:p>
          </table:table-cell>
          <table:table-cell office:value-type="float" office:value="0.171102661596958" calcext:value-type="float">
            <text:p>0.171102661596958</text:p>
          </table:table-cell>
          <table:table-cell office:value-type="float" office:value="0.00244100895036615" calcext:value-type="float">
            <text:p>0.00244100895036615</text:p>
          </table:table-cell>
          <table:table-cell office:value-type="float" office:value="0.0048133490212857" calcext:value-type="float">
            <text:p>0.0048133490212857</text:p>
          </table:table-cell>
        </table:table-row>
        <table:table-row table:style-name="ro1">
          <table:table-cell office:value-type="string" calcext:value-type="string">
            <text:p>19993110_patch_14.csv</text:p>
          </table:table-cell>
          <table:table-cell office:value-type="float" office:value="0" calcext:value-type="float">
            <text:p>0</text:p>
          </table:table-cell>
          <table:table-cell office:value-type="float" office:value="0.997467041015625" calcext:value-type="float">
            <text:p>0.9974670410156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3122_patch_36.csv</text:p>
          </table:table-cell>
          <table:table-cell office:value-type="float" office:value="0.00134288272157565" calcext:value-type="float">
            <text:p>0.00134288272157565</text:p>
          </table:table-cell>
          <table:table-cell office:value-type="float" office:value="0.974468231201172" calcext:value-type="float">
            <text:p>0.974468231201172</text:p>
          </table:table-cell>
          <table:table-cell office:value-type="float" office:value="0.00347356233114628" calcext:value-type="float">
            <text:p>0.00347356233114628</text:p>
          </table:table-cell>
          <table:table-cell office:value-type="float" office:value="0.00218446601941748" calcext:value-type="float">
            <text:p>0.00218446601941748</text:p>
          </table:table-cell>
          <table:table-cell office:value-type="float" office:value="0.00268216361198033" calcext:value-type="float">
            <text:p>0.00268216361198033</text:p>
          </table:table-cell>
        </table:table-row>
        <table:table-row table:style-name="ro1">
          <table:table-cell office:value-type="string" calcext:value-type="string">
            <text:p>20023150_patch_86.csv</text:p>
          </table:table-cell>
          <table:table-cell office:value-type="float" office:value="0.0138783332782606" calcext:value-type="float">
            <text:p>0.0138783332782606</text:p>
          </table:table-cell>
          <table:table-cell office:value-type="float" office:value="0.886157989501953" calcext:value-type="float">
            <text:p>0.886157989501953</text:p>
          </table:table-cell>
          <table:table-cell office:value-type="float" office:value="0.290255701451279" calcext:value-type="float">
            <text:p>0.290255701451279</text:p>
          </table:table-cell>
          <table:table-cell office:value-type="float" office:value="0.0143658503215214" calcext:value-type="float">
            <text:p>0.0143658503215214</text:p>
          </table:table-cell>
          <table:table-cell office:value-type="float" office:value="0.0273767232669556" calcext:value-type="float">
            <text:p>0.0273767232669556</text:p>
          </table:table-cell>
        </table:table-row>
        <table:table-row table:style-name="ro1">
          <table:table-cell office:value-type="string" calcext:value-type="string">
            <text:p>19993109_patch_13.csv</text:p>
          </table:table-cell>
          <table:table-cell office:value-type="float" office:value="0.0752284977736114" calcext:value-type="float">
            <text:p>0.0752284977736114</text:p>
          </table:table-cell>
          <table:table-cell office:value-type="float" office:value="0.984947204589844" calcext:value-type="float">
            <text:p>0.984947204589844</text:p>
          </table:table-cell>
          <table:table-cell office:value-type="float" office:value="0.265070189925681" calcext:value-type="float">
            <text:p>0.265070189925681</text:p>
          </table:table-cell>
          <table:table-cell office:value-type="float" office:value="0.0950547823511993" calcext:value-type="float">
            <text:p>0.0950547823511993</text:p>
          </table:table-cell>
          <table:table-cell office:value-type="float" office:value="0.139930252833479" calcext:value-type="float">
            <text:p>0.139930252833479</text:p>
          </table:table-cell>
        </table:table-row>
        <table:table-row table:style-name="ro1">
          <table:table-cell office:value-type="string" calcext:value-type="string">
            <text:p>19983102_patch_36.csv</text:p>
          </table:table-cell>
          <table:table-cell office:value-type="float" office:value="0" calcext:value-type="float">
            <text:p>0</text:p>
          </table:table-cell>
          <table:table-cell office:value-type="float" office:value="0.977027893066406" calcext:value-type="float">
            <text:p>0.9770278930664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32_patch_147.csv</text:p>
          </table:table-cell>
          <table:table-cell office:value-type="float" office:value="0.00756961340902947" calcext:value-type="float">
            <text:p>0.00756961340902947</text:p>
          </table:table-cell>
          <table:table-cell office:value-type="float" office:value="0.929981231689453" calcext:value-type="float">
            <text:p>0.929981231689453</text:p>
          </table:table-cell>
          <table:table-cell office:value-type="float" office:value="0.192307692307692" calcext:value-type="float">
            <text:p>0.192307692307692</text:p>
          </table:table-cell>
          <table:table-cell office:value-type="float" office:value="0.00781817166471212" calcext:value-type="float">
            <text:p>0.00781817166471212</text:p>
          </table:table-cell>
          <table:table-cell office:value-type="float" office:value="0.0150254896699759" calcext:value-type="float">
            <text:p>0.0150254896699759</text:p>
          </table:table-cell>
        </table:table-row>
        <table:table-row table:style-name="ro1">
          <table:table-cell office:value-type="string" calcext:value-type="string">
            <text:p>20023150_patch_32.csv</text:p>
          </table:table-cell>
          <table:table-cell office:value-type="float" office:value="0.00179238237490665" calcext:value-type="float">
            <text:p>0.00179238237490665</text:p>
          </table:table-cell>
          <table:table-cell office:value-type="float" office:value="0.949012756347656" calcext:value-type="float">
            <text:p>0.949012756347656</text:p>
          </table:table-cell>
          <table:table-cell office:value-type="float" office:value="0.181818181818182" calcext:value-type="float">
            <text:p>0.181818181818182</text:p>
          </table:table-cell>
          <table:table-cell office:value-type="float" office:value="0.00180695678361693" calcext:value-type="float">
            <text:p>0.00180695678361693</text:p>
          </table:table-cell>
          <table:table-cell office:value-type="float" office:value="0.00357835097659162" calcext:value-type="float">
            <text:p>0.00357835097659162</text:p>
          </table:table-cell>
        </table:table-row>
        <table:table-row table:style-name="ro1">
          <table:table-cell office:value-type="string" calcext:value-type="string">
            <text:p>20013122_patch_8.csv</text:p>
          </table:table-cell>
          <table:table-cell office:value-type="float" office:value="0.0047859380438566" calcext:value-type="float">
            <text:p>0.0047859380438566</text:p>
          </table:table-cell>
          <table:table-cell office:value-type="float" office:value="0.956371307373047" calcext:value-type="float">
            <text:p>0.956371307373047</text:p>
          </table:table-cell>
          <table:table-cell office:value-type="float" office:value="0.0170807453416149" calcext:value-type="float">
            <text:p>0.0170807453416149</text:p>
          </table:table-cell>
          <table:table-cell office:value-type="float" office:value="0.00660501981505945" calcext:value-type="float">
            <text:p>0.00660501981505945</text:p>
          </table:table-cell>
          <table:table-cell office:value-type="float" office:value="0.00952628388325972" calcext:value-type="float">
            <text:p>0.00952628388325972</text:p>
          </table:table-cell>
        </table:table-row>
        <table:table-row table:style-name="ro1">
          <table:table-cell office:value-type="string" calcext:value-type="string">
            <text:p>20023150_patch_134.csv</text:p>
          </table:table-cell>
          <table:table-cell office:value-type="float" office:value="0.0599126637554585" calcext:value-type="float">
            <text:p>0.0599126637554585</text:p>
          </table:table-cell>
          <table:table-cell office:value-type="float" office:value="0.897346496582031" calcext:value-type="float">
            <text:p>0.897346496582031</text:p>
          </table:table-cell>
          <table:table-cell office:value-type="float" office:value="0.357291666666667" calcext:value-type="float">
            <text:p>0.357291666666667</text:p>
          </table:table-cell>
          <table:table-cell office:value-type="float" office:value="0.067149569303054" calcext:value-type="float">
            <text:p>0.067149569303054</text:p>
          </table:table-cell>
          <table:table-cell office:value-type="float" office:value="0.113052076466711" calcext:value-type="float">
            <text:p>0.113052076466711</text:p>
          </table:table-cell>
        </table:table-row>
        <table:table-row table:style-name="ro1">
          <table:table-cell office:value-type="string" calcext:value-type="string">
            <text:p>19993110_patch_3.csv</text:p>
          </table:table-cell>
          <table:table-cell office:value-type="float" office:value="0" calcext:value-type="float">
            <text:p>0</text:p>
          </table:table-cell>
          <table:table-cell office:value-type="float" office:value="0.994213104248047" calcext:value-type="float">
            <text:p>0.9942131042480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50.csv</text:p>
          </table:table-cell>
          <table:table-cell office:value-type="float" office:value="0" calcext:value-type="float">
            <text:p>0</text:p>
          </table:table-cell>
          <table:table-cell office:value-type="float" office:value="0.998855590820313" calcext:value-type="float">
            <text:p>0.9988555908203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32_patch_63.csv</text:p>
          </table:table-cell>
          <table:table-cell office:value-type="float" office:value="0.0123789680107856" calcext:value-type="float">
            <text:p>0.0123789680107856</text:p>
          </table:table-cell>
          <table:table-cell office:value-type="float" office:value="0.938522338867188" calcext:value-type="float">
            <text:p>0.938522338867188</text:p>
          </table:table-cell>
          <table:table-cell office:value-type="float" office:value="0.183970856102004" calcext:value-type="float">
            <text:p>0.183970856102004</text:p>
          </table:table-cell>
          <table:table-cell office:value-type="float" office:value="0.0130981714433926" calcext:value-type="float">
            <text:p>0.0130981714433926</text:p>
          </table:table-cell>
          <table:table-cell office:value-type="float" office:value="0.024455205811138" calcext:value-type="float">
            <text:p>0.024455205811138</text:p>
          </table:table-cell>
        </table:table-row>
        <table:table-row table:style-name="ro1">
          <table:table-cell office:value-type="string" calcext:value-type="string">
            <text:p>19993110_patch_23.csv</text:p>
          </table:table-cell>
          <table:table-cell office:value-type="float" office:value="0.0272524488410435" calcext:value-type="float">
            <text:p>0.0272524488410435</text:p>
          </table:table-cell>
          <table:table-cell office:value-type="float" office:value="0.961738586425781" calcext:value-type="float">
            <text:p>0.961738586425781</text:p>
          </table:table-cell>
          <table:table-cell office:value-type="float" office:value="0.108578052550232" calcext:value-type="float">
            <text:p>0.108578052550232</text:p>
          </table:table-cell>
          <table:table-cell office:value-type="float" office:value="0.0351074462768616" calcext:value-type="float">
            <text:p>0.0351074462768616</text:p>
          </table:table-cell>
          <table:table-cell office:value-type="float" office:value="0.0530589123867069" calcext:value-type="float">
            <text:p>0.0530589123867069</text:p>
          </table:table-cell>
        </table:table-row>
        <table:table-row table:style-name="ro1">
          <table:table-cell office:value-type="string" calcext:value-type="string">
            <text:p>20013122_patch_60.csv</text:p>
          </table:table-cell>
          <table:table-cell office:value-type="float" office:value="0.0119561607439389" calcext:value-type="float">
            <text:p>0.0119561607439389</text:p>
          </table:table-cell>
          <table:table-cell office:value-type="float" office:value="0.988651275634766" calcext:value-type="float">
            <text:p>0.988651275634766</text:p>
          </table:table-cell>
          <table:table-cell office:value-type="float" office:value="0.056782334384858" calcext:value-type="float">
            <text:p>0.056782334384858</text:p>
          </table:table-cell>
          <table:table-cell office:value-type="float" office:value="0.0149191877331123" calcext:value-type="float">
            <text:p>0.0149191877331123</text:p>
          </table:table-cell>
          <table:table-cell office:value-type="float" office:value="0.023629799803085" calcext:value-type="float">
            <text:p>0.023629799803085</text:p>
          </table:table-cell>
        </table:table-row>
        <table:table-row table:style-name="ro1">
          <table:table-cell office:value-type="string" calcext:value-type="string">
            <text:p>19993109_patch_70.csv</text:p>
          </table:table-cell>
          <table:table-cell office:value-type="float" office:value="0.0743219443466009" calcext:value-type="float">
            <text:p>0.0743219443466009</text:p>
          </table:table-cell>
          <table:table-cell office:value-type="float" office:value="0.989974975585938" calcext:value-type="float">
            <text:p>0.989974975585938</text:p>
          </table:table-cell>
          <table:table-cell office:value-type="float" office:value="0.33868378812199" calcext:value-type="float">
            <text:p>0.33868378812199</text:p>
          </table:table-cell>
          <table:table-cell office:value-type="float" office:value="0.0869386073341574" calcext:value-type="float">
            <text:p>0.0869386073341574</text:p>
          </table:table-cell>
          <table:table-cell office:value-type="float" office:value="0.138360655737705" calcext:value-type="float">
            <text:p>0.138360655737705</text:p>
          </table:table-cell>
        </table:table-row>
        <table:table-row table:style-name="ro1">
          <table:table-cell office:value-type="string" calcext:value-type="string">
            <text:p>19993109_patch_31.csv</text:p>
          </table:table-cell>
          <table:table-cell office:value-type="float" office:value="0" calcext:value-type="float">
            <text:p>0</text:p>
          </table:table-cell>
          <table:table-cell office:value-type="float" office:value="0.997970581054688" calcext:value-type="float">
            <text:p>0.997970581054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83102_patch_35.csv</text:p>
          </table:table-cell>
          <table:table-cell office:value-type="float" office:value="0.00221870047543582" calcext:value-type="float">
            <text:p>0.00221870047543582</text:p>
          </table:table-cell>
          <table:table-cell office:value-type="float" office:value="0.987991333007813" calcext:value-type="float">
            <text:p>0.987991333007813</text:p>
          </table:table-cell>
          <table:table-cell office:value-type="float" office:value="0.018716577540107" calcext:value-type="float">
            <text:p>0.018716577540107</text:p>
          </table:table-cell>
          <table:table-cell office:value-type="float" office:value="0.00251076040172166" calcext:value-type="float">
            <text:p>0.00251076040172166</text:p>
          </table:table-cell>
          <table:table-cell office:value-type="float" office:value="0.00442757748260595" calcext:value-type="float">
            <text:p>0.00442757748260595</text:p>
          </table:table-cell>
        </table:table-row>
        <table:table-row table:style-name="ro1">
          <table:table-cell office:value-type="string" calcext:value-type="string">
            <text:p>20023150_patch_80.csv</text:p>
          </table:table-cell>
          <table:table-cell office:value-type="float" office:value="0.0467266543857163" calcext:value-type="float">
            <text:p>0.0467266543857163</text:p>
          </table:table-cell>
          <table:table-cell office:value-type="float" office:value="0.897350311279297" calcext:value-type="float">
            <text:p>0.897350311279297</text:p>
          </table:table-cell>
          <table:table-cell office:value-type="float" office:value="0.289826411777631" calcext:value-type="float">
            <text:p>0.289826411777631</text:p>
          </table:table-cell>
          <table:table-cell office:value-type="float" office:value="0.0527684429508721" calcext:value-type="float">
            <text:p>0.0527684429508721</text:p>
          </table:table-cell>
          <table:table-cell office:value-type="float" office:value="0.0892814837377737" calcext:value-type="float">
            <text:p>0.08928148373777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4T17:16:11.361663981</dc:date>
    <meta:editing-duration>PT13S</meta:editing-duration>
    <meta:editing-cycles>1</meta:editing-cycles>
    <meta:document-statistic meta:table-count="1" meta:cell-count="192" meta:object-count="0"/>
    <meta:generator>LibreOffice/7.6.7.2$Linux_X86_64 LibreOffice_project/60$Build-2</meta:generator>
  </office:meta>
</office:document-meta>
</file>